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a9df09" officeooo:paragraph-rsid="00a9df09" style:font-size-asian="13pt" style:font-size-complex="13pt"/>
    </style:style>
    <style:style style:name="P2" style:family="paragraph" style:parent-style-name="Standard" style:list-style-name="L1">
      <style:text-properties officeooo:paragraph-rsid="00ac5b53"/>
    </style:style>
    <style:style style:name="P3" style:family="paragraph" style:parent-style-name="Standard" style:list-style-name="L1">
      <style:text-properties fo:font-size="13pt" officeooo:rsid="00a60308" officeooo:paragraph-rsid="00a60308" style:font-size-asian="13pt" style:font-size-complex="13pt"/>
    </style:style>
    <style:style style:name="P4" style:family="paragraph" style:parent-style-name="Standard" style:list-style-name="L1">
      <style:text-properties fo:font-size="13pt" officeooo:rsid="00a9df09" officeooo:paragraph-rsid="00a9df09" style:font-size-asian="13pt" style:font-size-complex="13pt"/>
    </style:style>
    <style:style style:name="P5" style:family="paragraph" style:parent-style-name="Standard" style:list-style-name="L1">
      <style:text-properties fo:font-size="13pt" officeooo:rsid="00ac5b53" officeooo:paragraph-rsid="00ac5b53" style:font-size-asian="13pt" style:font-size-complex="13pt"/>
    </style:style>
    <style:style style:name="P6" style:family="paragraph" style:parent-style-name="Standard" style:list-style-name="L1">
      <style:text-properties fo:font-size="13pt" officeooo:rsid="00a7d5f1" officeooo:paragraph-rsid="00a7d5f1" style:font-size-asian="13pt" style:font-size-complex="13pt"/>
    </style:style>
    <style:style style:name="P7" style:family="paragraph" style:parent-style-name="Standard" style:list-style-name="L1">
      <style:text-properties fo:font-size="13pt" officeooo:rsid="00ae442e" officeooo:paragraph-rsid="00ae442e" style:font-size-asian="13pt" style:font-size-complex="13pt"/>
    </style:style>
    <style:style style:name="P8" style:family="paragraph" style:parent-style-name="Standard" style:list-style-name="L1">
      <style:text-properties fo:font-size="13pt" officeooo:rsid="00ae48f5" officeooo:paragraph-rsid="00ae48f5" style:font-size-asian="13pt" style:font-size-complex="13pt"/>
    </style:style>
    <style:style style:name="P9" style:family="paragraph" style:parent-style-name="Standard" style:list-style-name="L1">
      <style:text-properties fo:font-size="13pt" officeooo:rsid="00ab108c" officeooo:paragraph-rsid="00ab108c" style:font-size-asian="13pt" style:font-size-complex="13pt"/>
    </style:style>
    <style:style style:name="P10" style:family="paragraph" style:parent-style-name="Standard" style:list-style-name="L1">
      <style:text-properties fo:font-size="13pt" officeooo:rsid="00add16a" officeooo:paragraph-rsid="00add16a" style:font-size-asian="13pt" style:font-size-complex="13pt"/>
    </style:style>
    <style:style style:name="P11" style:family="paragraph" style:parent-style-name="Standard" style:list-style-name="L1">
      <style:text-properties fo:font-size="13pt" officeooo:rsid="00afdc99" officeooo:paragraph-rsid="00afdc99" style:font-size-asian="13pt" style:font-size-complex="13pt"/>
    </style:style>
    <style:style style:name="P12" style:family="paragraph" style:parent-style-name="Standard" style:list-style-name="L1">
      <style:text-properties fo:font-size="13pt" officeooo:rsid="00b17983" officeooo:paragraph-rsid="00b17983" style:font-size-asian="13pt" style:font-size-complex="13pt"/>
    </style:style>
    <style:style style:name="P13" style:family="paragraph" style:parent-style-name="Standard" style:list-style-name="L1">
      <style:text-properties fo:font-size="13pt" officeooo:rsid="00b2a489" officeooo:paragraph-rsid="00b2a489" style:font-size-asian="13pt" style:font-size-complex="13pt"/>
    </style:style>
    <style:style style:name="P14" style:family="paragraph" style:parent-style-name="Standard" style:list-style-name="L1">
      <style:text-properties fo:font-size="13pt" officeooo:rsid="00b46d1a" officeooo:paragraph-rsid="00b46d1a" style:font-size-asian="13pt" style:font-size-complex="13pt"/>
    </style:style>
    <style:style style:name="P15" style:family="paragraph" style:parent-style-name="Standard" style:list-style-name="L1">
      <style:text-properties fo:font-size="13pt" officeooo:rsid="00b66247" officeooo:paragraph-rsid="00b66247" style:font-size-asian="13pt" style:font-size-complex="13pt"/>
    </style:style>
    <style:style style:name="P16" style:family="paragraph" style:parent-style-name="Standard" style:list-style-name="L1">
      <style:text-properties fo:font-size="13pt" fo:font-weight="bold" officeooo:rsid="00a7d5f1" officeooo:paragraph-rsid="00a7d5f1" style:font-size-asian="13pt" style:font-weight-asian="bold" style:font-size-complex="13pt" style:font-weight-complex="bold"/>
    </style:style>
    <style:style style:name="P17" style:family="paragraph" style:parent-style-name="Standard" style:list-style-name="L1">
      <style:text-properties fo:font-size="13pt" fo:font-weight="normal" officeooo:rsid="00b66247" officeooo:paragraph-rsid="00b66247" style:font-size-asian="13pt" style:font-weight-asian="normal" style:font-size-complex="13pt" style:font-weight-complex="normal"/>
    </style:style>
    <style:style style:name="P18" style:family="paragraph" style:parent-style-name="Standard" style:list-style-name="L1">
      <style:text-properties fo:font-size="15pt" style:text-underline-style="solid" style:text-underline-width="auto" style:text-underline-color="font-color" fo:font-weight="bold" officeooo:rsid="00ab108c" officeooo:paragraph-rsid="00ab108c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fo:font-size="18pt" style:text-underline-style="solid" style:text-underline-width="auto" style:text-underline-color="font-color" fo:font-weight="bold" officeooo:rsid="00add16a" officeooo:paragraph-rsid="00add16a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b46d1a" officeooo:paragraph-rsid="00b46d1a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officeooo:rsid="00ac5b53" style:font-size-asian="13pt" style:font-size-complex="13pt"/>
    </style:style>
    <style:style style:name="T3" style:family="text">
      <style:text-properties fo:font-size="13pt" fo:font-weight="bold" officeooo:rsid="00ac5b53" style:font-size-asian="13pt" style:font-weight-asian="bold" style:font-size-complex="13pt" style:font-weight-complex="bold"/>
    </style:style>
    <style:style style:name="T4" style:family="text">
      <style:text-properties officeooo:rsid="00ae442e"/>
    </style:style>
    <style:style style:name="T5" style:family="text">
      <style:text-properties officeooo:rsid="00ae48f5"/>
    </style:style>
    <style:style style:name="T6" style:family="text">
      <style:text-properties officeooo:rsid="00b46d1a"/>
    </style:style>
    <style:style style:name="T7" style:family="text">
      <style:text-properties officeooo:rsid="00b5ee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16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64723079" text:style-name="L1">
        <text:list-item>
          <text:p text:style-name="P3">List</text:p>
          <text:list>
            <text:list-item>
              <text:list>
                <text:list-item>
                  <text:p text:style-name="P3">var.<text:span text:style-name="T1">shift</text:span>() - will remove the first element and return it,</text:p>
                </text:list-item>
                <text:list-item>
                  <text:p text:style-name="P3">var.<text:span text:style-name="T1">unshif</text:span>(‘element’) - will insert an element at the first</text:p>
                </text:list-item>
                <text:list-item>
                  <text:p text:style-name="P3">var.<text:span text:style-name="T1">pop</text:span>() - will remove the last element </text:p>
                </text:list-item>
                <text:list-item>
                  <text:p text:style-name="P3">var.<text:span text:style-name="T1">push</text:span>(‘element’) – will add the element at the end</text:p>
                </text:list-item>
                <text:list-item>
                  <text:p text:style-name="P4">L1.<text:span text:style-name="T1">concat</text:span>(L2) – to add two list</text:p>
                </text:list-item>
                <text:list-item>
                  <text:p text:style-name="P4">listName.<text:span text:style-name="T1">slice</text:span>(start,end) – to slice a list, <text:tab/>without including end</text:p>
                </text:list-item>
                <text:list-item>
                  <text:p text:style-name="P4">listName.<text:span text:style-name="T1">length</text:span> </text:p>
                </text:list-item>
                <text:list-item>
                  <text:p text:style-name="P12">Array.isArray(array_name) – return true or false wrt which is array or not</text:p>
                </text:list-item>
                <text:list-item>
                  <text:p text:style-name="P4">L1.<text:span text:style-name="T1">includes</text:span>(x) – return true or false wrt x in L1.</text:p>
                </text:list-item>
                <text:list-item>
                  <text:p text:style-name="P2"><text:span text:style-name="T2">Var.</text:span><text:span text:style-name="T3">indexOf</text:span><text:span text:style-name="T2">(element) – return index of the element if present, else </text:span><text:span text:style-name="T3">-1</text:span></text:p>
                </text:list-item>
                <text:list-item>
                  <text:p text:style-name="P5"/>
                </text:list-item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P16"/>
          <text:list>
            <text:list-item>
              <text:p text:style-name="P6"><text:span text:style-name="T1">for in </text:span>– is used to iterate through the keys of a dictionary <text:span text:style-name="T4">and </text:span><text:span text:style-name="T7">index of </text:span><text:span text:style-name="T4">list</text:span></text:p>
              <text:list>
                <text:list-item>
                  <text:p text:style-name="P7">for (i in arr) – <text:span text:style-name="T5">here i in index, to get element arr[i], for dict we get keys</text:span></text:p>
                </text:list-item>
              </text:list>
            </text:list-item>
            <text:list-item>
              <text:p text:style-name="P6"><text:span text:style-name="T1">for of</text:span> – is used to iterate through list and string.</text:p>
            </text:list-item>
            <text:list-item>
              <text:p text:style-name="P4"><text:span text:style-name="T1">forEach</text:span> – used to iterate through list </text:p>
              <text:list>
                <text:list-item>
                  <text:p text:style-name="P8">arr.forEach(function(elem,index){do with elem and index})</text:p>
                </text:list-item>
              </text:list>
            </text:list-item>
            <text:list-item>
              <text:p text:style-name="P4">use <text:span text:style-name="T1">let</text:span> i , inside for loop</text:p>
            </text:list-item>
          </text:list>
        </text:list-item>
      </text:list>
      <text:p text:style-name="P1"/>
      <text:list xml:id="list142022585144007" text:continue-numbering="true" text:style-name="L1">
        <text:list-item>
          <text:p text:style-name="P7">initialise with var for all loops, and let for inside a function and loop</text:p>
        </text:list-item>
        <text:list-item>
          <text:p text:style-name="P4">num.<text:span text:style-name="T1">toString</text:span>() - to convert into string</text:p>
          <text:list>
            <text:list-item>
              <text:p text:style-name="P15">String(num) </text:p>
            </text:list-item>
          </text:list>
        </text:list-item>
        <text:list-item>
          <text:p text:style-name="P17">10 == ‘10’ will return true, 10===’10’ will return false, triple equal check the data type also</text:p>
        </text:list-item>
        <text:list-item>
          <text:p text:style-name="P4"><text:span text:style-name="T1">parseInt</text:span>(numString, base) – to convert a string into a num, base = 10</text:p>
        </text:list-item>
        <text:list-item>
          <text:p text:style-name="P9"/>
        </text:list-item>
        <text:list-item>
          <text:p text:style-name="P18">String</text:p>
          <text:list>
            <text:list-item>
              <text:p text:style-name="P11">`string ${var}` - use backquote to pass var inside a string</text:p>
            </text:list-item>
            <text:list-item>
              <text:p text:style-name="P4">string.<text:span text:style-name="T1">repeat</text:span>(number) – to multiply a string.</text:p>
            </text:list-item>
            <text:list-item>
              <text:p text:style-name="P9">var.<text:span text:style-name="T1">trim</text:span>() - to strip white spaces</text:p>
            </text:list-item>
            <text:list-item>
              <text:p text:style-name="P9">var.<text:span text:style-name="T1">substr</text:span>(start_index, no_of_char) – to slice a string</text:p>
            </text:list-item>
            <text:list-item>
              <text:p text:style-name="P9">var.replace(old_word, new_word) – will return new string, want to assign to some var.</text:p>
            </text:list-item>
            <text:list-item>
              <text:p text:style-name="P5">Var.<text:span text:style-name="T1">split</text:span>() - will return a list</text:p>
            </text:list-item>
            <text:list-item>
              <text:p text:style-name="P5">var.<text:span text:style-name="T1">join</text:span>(delimeter) – join a list into a string</text:p>
            </text:list-item>
          </text:list>
        </text:list-item>
        <text:list-item>
          <text:p text:style-name="P19">dict</text:p>
          <text:list>
            <text:list-item>
              <text:p text:style-name="P13">key doesn’t want to be a string in js, </text:p>
            </text:list-item>
            <text:list-item>
              <text:p text:style-name="P13">var.key or var[‘key’] , </text:p>
            </text:list-item>
            <text:list-item>
              <text:p text:style-name="P13"/>
            </text:list-item>
          </text:list>
          <text:p text:style-name="P14"/>
        </text:list-item>
        <text:list-item>
          <text:p text:style-name="P20">JSON</text:p>
          <text:list>
            <text:list-item>
              <text:p text:style-name="P14">json use double quote for keys and strings</text:p>
            </text:list-item>
            <text:list-item>
              <text:p text:style-name="P10">JSON.stringfy(dict <text:span text:style-name="T6">or </text:span><text:span text:style-name="T7">list</text:span>) – to make a dict into a json string.</text:p>
            </text:list-item>
            <text:list-item>
              <text:p text:style-name="P10">JSON.parse(string) – to convert back to a dict</text:p>
            </text:list-item>
          </text:list>
        </text:list-item>
        <text:list-item>
          <text:p text:style-name="P7">document.write(‘’) - to give output to window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2:26:46.753995482</meta:creation-date>
    <dc:date>2020-12-03T14:20:21.742388785</dc:date>
    <meta:editing-duration>P2DT16H44M57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1" meta:paragraph-count="43" meta:word-count="335" meta:character-count="1863" meta:non-whitespace-character-count="1585"/>
  </office:meta>
</office:document-meta>
</file>